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962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Web app register flow</text:p>
          </draw:text-box>
        </draw:frame>
        <draw:custom-shape draw:style-name="gr1" draw:text-style-name="P1" draw:layer="layout" svg:width="3.048cm" svg:height="1.778cm" svg:x="1.244cm" svg:y="4.343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68cm" svg:y1="6.121cm" svg:x2="2.768cm" svg:y2="20.345cm">
          <text:p/>
        </draw:line>
        <draw:custom-shape draw:style-name="gr1" draw:text-style-name="P1" draw:layer="layout" svg:width="3.048cm" svg:height="1.778cm" svg:x="12.446cm" svg:y="4.342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7cm" svg:y1="6.12cm" svg:x2="13.97cm" svg:y2="20.344cm">
          <text:p/>
        </draw:line>
        <draw:custom-shape draw:style-name="gr3" draw:text-style-name="P1" draw:layer="layout" svg:width="3.048cm" svg:height="1.778cm" svg:x="23.622cm" svg:y="4.342cm">
          <text:p text:style-name="P1"><text:span text:style-name="T1">faceboo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.146cm" svg:y1="6.12cm" svg:x2="25.146cm" svg:y2="20.344cm">
          <text:p/>
        </draw:line>
        <draw:custom-shape draw:style-name="gr4" draw:text-style-name="P2" xml:id="id1" draw:id="id1" draw:layer="layout" svg:width="3.048cm" svg:height="2.032cm" svg:x="1.27cm" svg:y="6.35cm">
          <text:p text:style-name="P2">/index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4.318cm" svg:y1="7.366cm" svg:x2="13.97cm" svg:y2="7.366cm">
          <text:p/>
        </draw:line>
        <draw:frame draw:style-name="gr6" draw:layer="layout" svg:width="5.425cm" svg:height="1.043cm" svg:x="5.842cm" svg:y="6.35cm">
          <draw:text-box>
            <text:p>/api/default/endpoints</text:p>
          </draw:text-box>
        </draw:frame>
        <draw:custom-shape draw:style-name="gr4" draw:text-style-name="P2" xml:id="id2" draw:id="id2" draw:layer="layout" svg:width="3.048cm" svg:height="2.54cm" svg:x="1.269cm" svg:y="9.398cm">
          <text:p text:style-name="P2">/{domain}<text:line-break/>/index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4.317cm" svg:y1="10.414cm" svg:x2="13.969cm" svg:y2="10.414cm">
          <text:p/>
        </draw:line>
        <draw:frame draw:style-name="gr6" draw:layer="layout" svg:width="5.773cm" svg:height="1.043cm" svg:x="5.841cm" svg:y="9.398cm">
          <draw:text-box>
            <text:p>/api/default/endpoints *</text:p>
          </draw:text-box>
        </draw:frame>
        <draw:custom-shape draw:style-name="gr4" draw:text-style-name="P2" xml:id="id3" draw:id="id3" draw:layer="layout" svg:width="3.048cm" svg:height="3.81cm" svg:x="1.269cm" svg:y="13.462cm">
          <text:p text:style-name="P2">/{domain}</text:p>
          <text:p text:style-name="P2">/{facebook}-<text:line-break/>callback.html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4.317cm" svg:y1="14.986cm" svg:x2="13.969cm" svg:y2="14.986cm">
          <text:p/>
        </draw:line>
        <draw:frame draw:style-name="gr6" draw:layer="layout" svg:width="5.773cm" svg:height="1.043cm" svg:x="5.841cm" svg:y="13.97cm">
          <draw:text-box>
            <text:p>/api/default/endpoints *</text:p>
          </draw:text-box>
        </draw:frame>
        <draw:connector draw:style-name="gr5" draw:text-style-name="P2" draw:layer="layout" draw:type="curve" svg:x1="2.794cm" svg:y1="8.382cm" svg:x2="2.793cm" svg:y2="9.398cm" draw:start-shape="id1" draw:start-glue-point="6" draw:end-shape="id2" svg:d="m2794 8382c0 763-1 256-1 1016">
          <text:p/>
        </draw:connector>
        <draw:line draw:style-name="gr7" draw:text-style-name="P2" draw:layer="layout" svg:x1="4.317cm" svg:y1="11.43cm" svg:x2="25.146cm" svg:y2="11.43cm">
          <text:p/>
        </draw:line>
        <draw:frame draw:style-name="gr6" draw:layer="layout" svg:width="5.201cm" svg:height="1.043cm" svg:x="5.841cm" svg:y="10.414cm">
          <draw:text-box>
            <text:p>{endpoints.oauthUrl}</text:p>
          </draw:text-box>
        </draw:frame>
        <draw:custom-shape draw:style-name="gr4" draw:text-style-name="P2" draw:layer="layout" svg:width="3.048cm" svg:height="2.032cm" svg:x="23.622cm" svg:y="11.684cm">
          <text:p text:style-name="P2">Sign i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2" draw:layer="layout" svg:x1="25.146cm" svg:y1="13.97cm" svg:x2="4.317cm" svg:y2="13.97cm">
          <text:p/>
        </draw:line>
        <draw:frame draw:style-name="gr9" draw:layer="layout" svg:width="13.462cm" svg:height="1.043cm" svg:x="5.842cm" svg:y="12.927cm">
          <draw:text-box>
            <text:p>#access_token={token}&amp;expires_in={seconds}</text:p>
          </draw:text-box>
        </draw:frame>
        <draw:line draw:style-name="gr5" draw:text-style-name="P2" draw:layer="layout" svg:x1="4.316cm" svg:y1="16.003cm" svg:x2="25.146cm" svg:y2="16.003cm">
          <text:p/>
        </draw:line>
        <draw:frame draw:style-name="gr6" draw:layer="layout" svg:width="6.069cm" svg:height="1.043cm" svg:x="5.84cm" svg:y="14.987cm">
          <draw:text-box>
            <text:p>graph.facebook.com/me</text:p>
          </draw:text-box>
        </draw:frame>
        <draw:line draw:style-name="gr5" draw:text-style-name="P2" draw:layer="layout" svg:x1="4.316cm" svg:y1="17.019cm" svg:x2="13.968cm" svg:y2="17.019cm">
          <text:p/>
        </draw:line>
        <draw:frame draw:style-name="gr6" draw:layer="layout" svg:width="7.847cm" svg:height="1.043cm" svg:x="5.84cm" svg:y="16.003cm">
          <draw:text-box>
            <text:p>{endpoints.apiUrl}/federated/v11</text:p>
          </draw:text-box>
        </draw:frame>
        <draw:custom-shape draw:style-name="gr4" draw:text-style-name="P2" xml:id="id4" draw:id="id4" draw:layer="layout" svg:width="3.048cm" svg:height="2.54cm" svg:x="1.27cm" svg:y="18.288cm">
          <text:p text:style-name="P2">/{domain}<text:line-break/>/signup.ht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2" draw:layer="layout" draw:type="curve" svg:x1="2.793cm" svg:y1="17.272cm" svg:x2="2.794cm" svg:y2="18.288cm" draw:start-shape="id3" draw:start-glue-point="6" draw:end-shape="id4" draw:end-glue-point="4" svg:d="m2793 17272c0 763 1 256 1 1016">
          <text:p/>
        </draw:connector>
        <draw:frame draw:style-name="gr6" draw:layer="layout" svg:width="8.524cm" svg:height="1.043cm" svg:x="4.826cm" svg:y="17.047cm">
          <draw:text-box>
            <text:p>[HTTP 200 | 201 with JConnection]</text:p>
          </draw:text-box>
        </draw:frame>
        <draw:line draw:style-name="gr5" draw:text-style-name="P2" draw:layer="layout" svg:x1="4.315cm" svg:y1="19.785cm" svg:x2="13.967cm" svg:y2="19.785cm">
          <text:p/>
        </draw:line>
        <draw:frame draw:style-name="gr6" draw:layer="layout" svg:width="6.712cm" svg:height="1.043cm" svg:x="5.839cm" svg:y="18.769cm">
          <draw:text-box>
            <text:p>{endpoints.apiUrl}/user/v10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Native app register flow</text:p>
          </draw:text-box>
        </draw:frame>
        <draw:custom-shape draw:style-name="gr1" draw:text-style-name="P1" draw:layer="layout" svg:width="3.048cm" svg:height="1.778cm" svg:x="1.244cm" svg:y="4.343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68cm" svg:y1="6.121cm" svg:x2="2.768cm" svg:y2="20.345cm">
          <text:p/>
        </draw:line>
        <draw:custom-shape draw:style-name="gr1" draw:text-style-name="P1" draw:layer="layout" svg:width="3.048cm" svg:height="1.778cm" svg:x="12.446cm" svg:y="4.342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97cm" svg:y1="6.12cm" svg:x2="13.97cm" svg:y2="20.344cm">
          <text:p/>
        </draw:line>
        <draw:custom-shape draw:style-name="gr3" draw:text-style-name="P1" draw:layer="layout" svg:width="3.048cm" svg:height="1.778cm" svg:x="23.622cm" svg:y="4.342cm">
          <text:p text:style-name="P1"><text:span text:style-name="T1">facebook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5.146cm" svg:y1="6.12cm" svg:x2="25.146cm" svg:y2="20.344cm">
          <text:p/>
        </draw:line>
        <draw:custom-shape draw:style-name="gr4" draw:text-style-name="P2" xml:id="id5" draw:id="id5" draw:layer="layout" svg:width="3.048cm" svg:height="2.032cm" svg:x="1.27cm" svg:y="6.35cm">
          <text:p text:style-name="P2">Start up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4.318cm" svg:y1="7.366cm" svg:x2="13.97cm" svg:y2="7.366cm">
          <text:p/>
        </draw:line>
        <draw:frame draw:style-name="gr6" draw:layer="layout" svg:width="5.425cm" svg:height="1.043cm" svg:x="5.842cm" svg:y="6.35cm">
          <draw:text-box>
            <text:p>/api/default/endpoints</text:p>
          </draw:text-box>
        </draw:frame>
        <draw:custom-shape draw:style-name="gr4" draw:text-style-name="P2" xml:id="id6" draw:id="id6" draw:layer="layout" svg:width="3.048cm" svg:height="2.54cm" svg:x="1.269cm" svg:y="9.398cm">
          <text:p text:style-name="P2">Sign i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7" draw:id="id7" draw:layer="layout" svg:width="3.048cm" svg:height="3.81cm" svg:x="1.269cm" svg:y="13.462cm">
          <text:p text:style-name="P2">Sign in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2" draw:layer="layout" draw:type="curve" svg:x1="2.794cm" svg:y1="8.382cm" svg:x2="2.793cm" svg:y2="9.398cm" draw:start-shape="id5" draw:start-glue-point="6" draw:end-shape="id6" svg:d="m2794 8382c0 763-1 256-1 1016">
          <text:p/>
        </draw:connector>
        <draw:line draw:style-name="gr7" draw:text-style-name="P2" draw:layer="layout" svg:x1="4.317cm" svg:y1="11.43cm" svg:x2="25.146cm" svg:y2="11.43cm">
          <text:p/>
        </draw:line>
        <draw:frame draw:style-name="gr6" draw:layer="layout" svg:width="7.953cm" svg:height="1.043cm" svg:x="5.841cm" svg:y="10.414cm">
          <draw:text-box>
            <text:p>www.facebook.com/dialog/oauth</text:p>
          </draw:text-box>
        </draw:frame>
        <draw:custom-shape draw:style-name="gr4" draw:text-style-name="P2" draw:layer="layout" svg:width="3.048cm" svg:height="2.032cm" svg:x="23.622cm" svg:y="11.684cm">
          <text:p text:style-name="P2">Sign i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2" draw:layer="layout" svg:x1="25.146cm" svg:y1="13.97cm" svg:x2="4.317cm" svg:y2="13.97cm">
          <text:p/>
        </draw:line>
        <draw:frame draw:style-name="gr9" draw:layer="layout" svg:width="13.462cm" svg:height="1.043cm" svg:x="5.842cm" svg:y="12.927cm">
          <draw:text-box>
            <text:p>#access_token={token}&amp;expires_in={seconds}</text:p>
          </draw:text-box>
        </draw:frame>
        <draw:line draw:style-name="gr5" draw:text-style-name="P2" draw:layer="layout" svg:x1="4.316cm" svg:y1="16.003cm" svg:x2="25.146cm" svg:y2="16.003cm">
          <text:p/>
        </draw:line>
        <draw:frame draw:style-name="gr6" draw:layer="layout" svg:width="6.416cm" svg:height="1.043cm" svg:x="5.84cm" svg:y="14.987cm">
          <draw:text-box>
            <text:p>graph.facebook.com/me *</text:p>
          </draw:text-box>
        </draw:frame>
        <draw:line draw:style-name="gr5" draw:text-style-name="P2" draw:layer="layout" svg:x1="4.316cm" svg:y1="17.019cm" svg:x2="13.968cm" svg:y2="17.019cm">
          <text:p/>
        </draw:line>
        <draw:frame draw:style-name="gr6" draw:layer="layout" svg:width="7.847cm" svg:height="1.043cm" svg:x="5.84cm" svg:y="16.003cm">
          <draw:text-box>
            <text:p>{endpoints.apiUrl}/federated/v11</text:p>
          </draw:text-box>
        </draw:frame>
        <draw:custom-shape draw:style-name="gr4" draw:text-style-name="P2" xml:id="id8" draw:id="id8" draw:layer="layout" svg:width="3.048cm" svg:height="2.54cm" svg:x="1.27cm" svg:y="18.288cm">
          <text:p text:style-name="P2">[Sign up]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2" draw:layer="layout" draw:type="curve" svg:x1="2.793cm" svg:y1="17.272cm" svg:x2="2.794cm" svg:y2="18.288cm" draw:start-shape="id7" draw:start-glue-point="6" draw:end-shape="id8" draw:end-glue-point="4" svg:d="m2793 17272c0 763 1 256 1 1016">
          <text:p/>
        </draw:connector>
        <draw:frame draw:style-name="gr6" draw:layer="layout" svg:width="8.524cm" svg:height="1.043cm" svg:x="4.826cm" svg:y="17.047cm">
          <draw:text-box>
            <text:p>[HTTP 200 | 201 with JConnection]</text:p>
          </draw:text-box>
        </draw:frame>
        <draw:line draw:style-name="gr5" draw:text-style-name="P2" draw:layer="layout" svg:x1="4.314cm" svg:y1="19.635cm" svg:x2="13.966cm" svg:y2="19.635cm">
          <text:p/>
        </draw:line>
        <draw:frame draw:style-name="gr6" draw:layer="layout" svg:width="6.712cm" svg:height="1.043cm" svg:x="5.839cm" svg:y="18.77cm">
          <draw:text-box>
            <text:p>{endpoints.apiUrl}/user/v10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8T09:25:33</meta:creation-date>
    <dc:date>2013-03-18T10:57:47</dc:date>
    <meta:editing-duration>PT1H1M54S</meta:editing-duration>
    <meta:editing-cycles>3</meta:editing-cycles>
    <meta:generator>LibreOffice/3.5$Linux_X86_64 LibreOffice_project/350m1$Build-2</meta:generator>
    <meta:document-statistic meta:object-count="83"/>
  </office:meta>
</office:document-meta>
</file>